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2mm"/>
    </style:style>
    <style:style style:name="co2" style:family="table-column">
      <style:table-column-properties fo:break-before="auto" style:column-width="106.2mm"/>
    </style:style>
    <style:style style:name="co3" style:family="table-column">
      <style:table-column-properties fo:break-before="auto" style:column-width="28.24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52.02mm"/>
    </style:style>
    <style:style style:name="co6" style:family="table-column">
      <style:table-column-properties fo:break-before="auto" style:column-width="498.2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Repo Names</text:p>
          </table:table-cell>
          <table:table-cell office:value-type="string" calcext:value-type="string">
            <text:p>Parser Location</text:p>
          </table:table-cell>
          <table:table-cell office:value-type="string" calcext:value-type="string">
            <text:p>Impl.Lang.</text:p>
          </table:table-cell>
          <table:table-cell office:value-type="string" calcext:value-type="string">
            <text:p>Style (hw/td)</text:p>
          </table:table-cell>
          <table:table-cell office:value-type="string" calcext:value-type="string">
            <text:p>Lexical Phase (if handwritten)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javaparser/javaparser (Github)</text:p>
          </table:table-cell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LL(k) table-driven (JavaCC)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ttps://clang.llvm.org/doxygen/Parse_2Parser_8cpp_source.html</text:p>
          </table:table-cell>
          <table:table-cell/>
          <table:table-cell office:value-type="string" calcext:value-type="string">
            <text:p>C++</text:p>
          </table:table-cell>
          <table:table-cell office:value-type="string" calcext:value-type="string">
            <text:p>Handwritten, recursive-descent</text:p>
          </table:table-cell>
          <table:table-cell office:value-type="string" calcext:value-type="string">
            <text:p>Yes (https://clang.llvm.org/doxygen/Lexer_8cpp_source.html)</text:p>
          </table:table-cell>
        </table:table-row>
        <table:table-row table:style-name="ro2">
          <table:table-cell/>
          <table:table-cell office:value-type="string" calcext:value-type="string">
            <text:p>gcc/gcc/c/c-parser.c (Github)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andwritten, recursive-descent</text:p>
          </table:table-cell>
          <table:table-cell office:value-type="string" calcext:value-type="string">
            <text:p>Yes (?) → „The C lexer intermediates between the lexer in cpplib and c-lex.c</text:p>
            <text:p>   and the C parser.  Unlike the C++ lexer, the parser structure</text:p>
            <text:p>   stores the lexer information instead of using a separate structure“ (https://github.com/gcc-mirror/gcc/blob/2fe6a798dc52c83b6dd0db4cbb621456e22fb010/gcc/c/c-parser.h)</text:p>
          </table:table-cell>
        </table:table-row>
        <table:table-row table:style-name="ro1">
          <table:table-cell/>
          <table:table-cell office:value-type="string" calcext:value-type="string">
            <text:p>https://github.com/eliben/pycparser</text:p>
          </table:table-cell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Table-driven (Yacc→LALR) ?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http://www.scottmcpeak.com/elkhound/sources/elsa/index.html</text:p>
          </table:table-cell>
          <table:table-cell/>
          <table:table-cell office:value-type="string" calcext:value-type="string">
            <text:p>C++</text:p>
          </table:table-cell>
          <table:table-cell office:value-type="string" calcext:value-type="string">
            <text:p>Table-driven (GLR)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isual Basic.NET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#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HP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JavaScript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QL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ssembly Languag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.00.0000</text:date>, <text:time style:data-style-name="N2" text:time-value="10:57:40.45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8-08-20T10:58:07.458000000</dc:date>
    <meta:editing-duration>PT27S</meta:editing-duration>
    <meta:editing-cycles>1</meta:editing-cycles>
    <meta:document-statistic meta:table-count="1" meta:cell-count="33" meta:object-count="0"/>
  </office:meta>
</office:document-meta>
</file>